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baa" officeooo:paragraph-rsid="001c5baa"/>
    </style:style>
    <style:style style:name="P2" style:family="paragraph" style:parent-style-name="Standard">
      <style:text-properties fo:color="#c9211e" loext:opacity="100%" officeooo:rsid="001c5baa" officeooo:paragraph-rsid="001c5baa" fo:background-color="#ffff00"/>
    </style:style>
    <style:style style:name="P3" style:family="paragraph" style:parent-style-name="Standard">
      <style:text-properties fo:font-size="20pt" officeooo:rsid="001c5baa" officeooo:paragraph-rsid="001c5baa" style:font-size-asian="20pt" style:font-size-complex="20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ipple Carry Adder</text:p>
      <text:p text:style-name="P3">Date: 1 September 2023</text:p>
      <text:p text:style-name="P1"/>
      <text:p text:style-name="P1"><text:span text:style-name="T2">Half Adder:</text:span> <text:line-break/><text:tab/><text:tab/><text:span text:style-name="T1">input </text:span>a, </text:p>
      <text:p text:style-name="P1"><text:tab/><text:tab/><text:span text:style-name="T1">input</text:span> b,</text:p>
      <text:p text:style-name="P1"><text:tab/><text:tab/><text:span text:style-name="T1">output</text:span> sum, </text:p>
      <text:p text:style-name="P1"><text:tab/><text:tab/><text:span text:style-name="T1">output</text:span> cout</text:p>
      <text:p text:style-name="P1">Code: </text:p>
      <text:p text:style-name="P1"><text:tab/><text:tab/>assign sum = a ^ b;</text:p>
      <text:p text:style-name="P1"><text:tab/><text:tab/>assign cout = a &amp; b;</text:p>
      <text:p text:style-name="P1">endModule;;</text:p>
      <text:p text:style-name="P1"/>
      <text:p text:style-name="P2">Full Adder:</text:p>
      <text:p text:style-name="P1"><text:tab/><text:tab/><text:span text:style-name="T1">input</text:span> a, </text:p>
      <text:p text:style-name="P1"><text:tab/><text:tab/><text:span text:style-name="T1">input</text:span> b,</text:p>
      <text:p text:style-name="P1"><text:tab/><text:tab/><text:span text:style-name="T1">input</text:span> cin</text:p>
      <text:p text:style-name="P1"><text:tab/><text:tab/><text:span text:style-name="T1">output </text:span>sum, </text:p>
      <text:p text:style-name="P1"><text:tab/><text:tab/><text:span text:style-name="T1">output</text:span> cout</text:p>
      <text:p text:style-name="P1">Code:</text:p>
      <text:p text:style-name="P1"><text:tab/><text:tab/>wire t1, t2, t3;</text:p>
      <text:p text:style-name="P1"><text:tab/><text:tab/>halfadder_name h1(a, b, t1, t2);</text:p>
      <text:p text:style-name="P1"><text:tab/><text:tab/>halfadder_name h2(t2, cin, sum, t3);</text:p>
      <text:p text:style-name="P1"><text:tab/><text:tab/>assign cout = t2 | t3;</text:p>
      <text:p text:style-name="P1"/>
      <text:p text:style-name="P2">Ripple Carry Adder:</text:p>
      <text:p text:style-name="P1"><text:tab/><text:tab/><text:span text:style-name="T1">input</text:span> [7:0] a,</text:p>
      <text:p text:style-name="P1"><text:s text:c="4"/><text:tab/><text:tab/><text:span text:style-name="T1">input</text:span> [7:0] b,</text:p>
      <text:p text:style-name="P1"><text:s text:c="4"/><text:tab/><text:tab/><text:span text:style-name="T1">input</text:span> cin,</text:p>
      <text:p text:style-name="P1"><text:s text:c="4"/><text:tab/><text:tab/><text:span text:style-name="T1">output</text:span> [7:0] sum,</text:p>
      <text:p text:style-name="P1"><text:s text:c="4"/><text:tab/><text:tab/><text:span text:style-name="T1">output</text:span> cout</text:p>
      <text:p text:style-name="P1"/>
      <text:p text:style-name="P1">Code:</text:p>
      <text:p text:style-name="P1"><text:tab/><text:tab/>wire c1, c2, c3, c4, c5, c6, c7;</text:p>
      <text:p text:style-name="P1"><text:tab/><text:tab/>full_add f1(a[0],b[0], cin, sum[0], c1);</text:p>
      <text:p text:style-name="P1"><text:tab/><text:tab/>full_add f2(a[1],b[1], c1, sum[1], c2);</text:p>
      <text:p text:style-name="P1"><text:tab/><text:tab/>full_add f3(a[2],b[2], c2, sum[2], c3);</text:p>
      <text:p text:style-name="P1"><text:tab/><text:tab/>full_add f4(a[3],b[3], c3, sum[3], c4);</text:p>
      <text:p text:style-name="P1"><text:tab/><text:tab/>full_add f5(a[4],b[4], c4, sum[4], c5);</text:p>
      <text:p text:style-name="P1"><text:tab/><text:tab/>full_add f6(a[5],b[5], c5, sum[5], c6);</text:p>
      <text:p text:style-name="P1"><text:tab/><text:tab/>full_add f7(a[6],b[6], c6, sum[6], c7);</text:p>
      <text:p text:style-name="P1"><text:tab/><text:tab/>full_add f8(a[7],b[7], c7, sum[7], cout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9:49:17.512253316</meta:creation-date>
    <dc:date>2023-09-08T20:02:27.744532688</dc:date>
    <meta:editing-duration>PT3M</meta:editing-duration>
    <meta:editing-cycles>1</meta:editing-cycles>
    <meta:document-statistic meta:table-count="0" meta:image-count="0" meta:object-count="0" meta:page-count="1" meta:paragraph-count="37" meta:word-count="129" meta:character-count="831" meta:non-whitespace-character-count="659"/>
    <meta:generator>LibreOffice/7.3.7.2$Linux_X86_64 LibreOffice_project/30$Build-2</meta:generator>
  </office:meta>
</office:document-meta>
</file>